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6" calcext:value-type="float">
            <text:p>56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suburban 4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7" calcext:value-type="float">
            <text:p>57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3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/159 (standard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8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0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1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3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59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860]+5" office:value-type="float" office:value="140" calcext:value-type="float">
            <text:p>14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9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9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9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1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4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5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5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6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7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9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100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0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1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13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1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2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2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2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2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2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3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3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3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3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3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3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4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4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4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4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4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4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4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4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4-05-27T14:26:38.447922764</dc:date>
    <meta:editing-duration>P121DT4H12M14S</meta:editing-duration>
    <meta:editing-cycles>1981</meta:editing-cycles>
    <meta:generator>LibreOffice/7.3.7.2$Linux_X86_64 LibreOffice_project/30$Build-2</meta:generator>
    <dc:creator>James Petts</dc:creator>
    <meta:document-statistic meta:table-count="3" meta:cell-count="6444" meta:object-count="0"/>
  </office:meta>
</office:document-meta>
</file>